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a2a4" officeooo:paragraph-rsid="0013a2a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3a2a4" officeooo:paragraph-rsid="0013a2a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3a2a4" officeooo:paragraph-rsid="0013a2a4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Py)Multinest main features</text:p>
      <text:p text:style-name="P2"/>
      <text:p text:style-name="P2">Summary of the analisis of the corresponding papers</text:p>
      <text:p text:style-name="P2"/>
      <text:p text:style-name="P2">Objective of the algorithm: compute efficiently the Bayes evidence factor Z and as a by product produce computations to make the inference of model parameters</text:p>
      <text:p text:style-name="P2"/>
      <text:p text:style-name="P3">Functions:</text:p>
      <text:p text:style-name="P2"/>
      <text:p text:style-name="P2">get_equal_weigth_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3:50:19.980491319</meta:creation-date>
    <dc:date>2019-05-06T13:52:35.539550418</dc:date>
    <meta:editing-duration>PT2M1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8" meta:character-count="270" meta:non-whitespace-character-count="237"/>
  </office:meta>
</office:document-meta>
</file>